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77F000014FB05350EFF.svg" manifest:media-type=""/>
  <manifest:file-entry manifest:full-path="Pictures/2000000100008D2E00004F60CF13CD2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6.2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Projekt 2</text:p>
          </draw:text-box>
        </draw:frame>
        <draw:frame presentation:style-name="pr2" draw:text-style-name="P1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1"><text:s/>Kommandozeile (Konsole, Shell)</text:p>
              </text:list-item>
              <text:list-item>
                <text:p text:style-name="P1"><text:s/>Option a: Pipes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Christian Delfs </text:p>
                <text:p text:style-name="P1">Fabienne Lambusch</text:p>
                <text:p text:style-name="P1">Andreas Ruscheinsky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33cm" fo:text-indent="0cm"/>
      <style:text-properties fo:color="#333333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05cm" fo:text-indent="0cm"/>
      <style:text-properties fo:color="#333333" fo:font-size="35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78cm" fo:text-indent="0cm"/>
      <style:text-properties fo:color="#333333" fo:font-size="30.3999996185303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52cm" fo:text-indent="0cm"/>
      <style:text-properties fo:color="#333333" fo:font-size="25.3999996185303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title">
      <style:graphic-properties draw:auto-grow-height="false" fo:min-height="3.239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2000000100008D2E00004F60CF13CD2F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9" draw:layer="backgroundobjects" svg:width="19.763cm" svg:height="3.506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d </meta:initial-creator>
    <meta:creation-date>2013-06-04T19:44:18</meta:creation-date>
    <dc:date>2013-07-04T15:01:57</dc:date>
    <dc:creator>cd </dc:creator>
    <meta:editing-duration>PT21M11S</meta:editing-duration>
    <meta:editing-cycles>21</meta:editing-cycles>
    <meta:generator>LibreOffice/3.6$Linux_X86_64 LibreOffice_project/360m1$Build-2</meta:generator>
    <meta:document-statistic meta:object-count="49"/>
  </office:meta>
</office:document-meta>
</file>